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Guessing Game User Guide</text:p>
      <text:p text:style-name="P2"/>
      <text:p text:style-name="P3">About this Guide:</text:p>
      <text:p text:style-name="P4"/>
      <text:p text:style-name="P4">This is the User Guide for the console application “Guessing Game”, explaining the features available to the user.</text:p>
      <text:p text:style-name="P4"/>
      <text:p text:style-name="P3">About the “Guessing Game” Application:</text:p>
      <text:p text:style-name="P3"/>
      <text:p text:style-name="P4">The “Guessing Game” it's a simple word-guessing application, where the user must try to guess a specific word (with an hint provided) to win. There are three guesses possible, so after that the game is lost.</text:p>
      <text:p text:style-name="P4"/>
      <text:p text:style-name="P3">Features:</text:p>
      <text:p text:style-name="P4"/>
      <text:p text:style-name="P4">Pressing Q, the user is able to quit the game.</text:p>
      <text:p text:style-name="P4"/>
      <text:p text:style-name="P3">Step-by-step use of the Application:</text:p>
      <text:p text:style-name="P3"/>
      <text:p text:style-name="P4">After running the program, the user can either choose to quit the game(Q) or to type his first guess (must be under 20 characters long). If he guesses right under three tries, he wins the game and it automatically quits. If the make three wrong guesses, the game is lost and, again, it aguomatically qu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Mita</meta:initial-creator>
    <meta:creation-date>2022-06-01T08:44:32.96</meta:creation-date>
    <meta:document-statistic meta:table-count="0" meta:image-count="0" meta:object-count="0" meta:page-count="1" meta:paragraph-count="9" meta:word-count="137" meta:character-count="797"/>
    <dc:date>2022-06-01T08:55:36.72</dc:date>
    <dc:creator>Federico Mita</dc:creator>
    <meta:editing-duration>PT11M4S</meta:editing-duration>
    <meta:editing-cycles>1</meta:editing-cycles>
    <meta:generator>OpenOffice/4.1.12$Win32 OpenOffice.org_project/4112m1$Build-9809</meta:generator>
  </office:meta>
</office:document-meta>
</file>